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5883c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684. Count the Number of Consistent Strings</text:h>
      <text:p text:style-name="P4">You are given a string <text:span text:style-name="Source_20_Text"><text:span text:style-name="T1">allowed</text:span></text:span> consisting of <text:span text:style-name="Strong_20_Emphasis"><text:span text:style-name="T2">distinct</text:span></text:span> characters and an array of strings <text:span text:style-name="Source_20_Text"><text:span text:style-name="T1">words</text:span></text:span>. A string is <text:span text:style-name="Strong_20_Emphasis"><text:span text:style-name="T2">consistent </text:span></text:span>if all characters in the string appear in the string <text:span text:style-name="Source_20_Text"><text:span text:style-name="T1">allowed</text:span></text:span>.</text:p>
      <text:p text:style-name="P4">Return<text:span text:style-name="Emphasis"><text:span text:style-name="T2"> the number of </text:span></text:span><text:span text:style-name="Emphasis"><text:span text:style-name="Strong_20_Emphasis"><text:span text:style-name="T2">consistent</text:span></text:span></text:span><text:span text:style-name="Emphasis"><text:span text:style-name="T2"> strings in the array </text:span></text:span><text:span text:style-name="Source_20_Text"><text:span text:style-name="T1">words</text:span></text:span>.</text:p>
      <text:p text:style-name="P4"> 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allowed = "ab", words = ["ad","bd","aaab","baa","badab"]</text:p>
      <text:p text:style-name="P3"><text:span text:style-name="Strong_20_Emphasis"><text:span text:style-name="T2">Output:</text:span></text:span> 2</text:p>
      <text:p text:style-name="P2"><text:span text:style-name="Strong_20_Emphasis"><text:span text:style-name="T2">Explanation:</text:span></text:span> Strings "aaab" and "baa" are consistent since they only contain characters 'a' and 'b'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allowed = "abc", words = ["a","b","c","ab","ac","bc","abc"]</text:p>
      <text:p text:style-name="P3"><text:span text:style-name="Strong_20_Emphasis"><text:span text:style-name="T2">Output:</text:span></text:span> 7</text:p>
      <text:p text:style-name="P2"><text:span text:style-name="Strong_20_Emphasis"><text:span text:style-name="T2">Explanation:</text:span></text:span> All strings are consistent.</text:p>
      <text:p text:style-name="P4"><text:span text:style-name="Strong_20_Emphasis"><text:span text:style-name="T2">Example 3:</text:span></text:span></text:p>
      <text:p text:style-name="P3"><text:span text:style-name="Strong_20_Emphasis"><text:span text:style-name="T2">Input:</text:span></text:span> allowed = "cad", words = ["cc","acd","b","ba","bac","bad","ac","d"]</text:p>
      <text:p text:style-name="P3"><text:span text:style-name="Strong_20_Emphasis"><text:span text:style-name="T2">Output:</text:span></text:span> 4</text:p>
      <text:p text:style-name="P2"><text:span text:style-name="Strong_20_Emphasis"><text:span text:style-name="T2">Explanation:</text:span></text:span> Strings "cc", "acd", "ac", and "d" are consistent.</text:p>
      <text:p text:style-name="P4"> </text:p>
      <text:p text:style-name="P4"><text:span text:style-name="Strong_20_Emphasis"><text:span text:style-name="T2">Constraints:</text:span></text:span></text:p>
      <text:list text:style-name="L1">
        <text:list-item>
          <text:p text:style-name="P5"><text:span text:style-name="Source_20_Text"><text:span text:style-name="T1">1 &lt;= words.length &lt;= 10</text:span></text:span><text:span text:style-name="Source_20_Text"><text:span text:style-name="T2">4</text:span></text:span></text:p>
        </text:list-item>
        <text:list-item>
          <text:p text:style-name="P5"><text:span text:style-name="Source_20_Text"><text:span text:style-name="T1">1 &lt;= allowed.length &lt;=</text:span></text:span><text:span text:style-name="Source_20_Text"><text:span text:style-name="T2"> </text:span></text:span><text:span text:style-name="Source_20_Text"><text:span text:style-name="T1">26</text:span></text:span></text:p>
        </text:list-item>
        <text:list-item>
          <text:p text:style-name="P5"><text:span text:style-name="Source_20_Text"><text:span text:style-name="T1">1 &lt;= words[i].length &lt;= 10</text:span></text:span></text:p>
        </text:list-item>
        <text:list-item>
          <text:p text:style-name="P5">The characters in <text:span text:style-name="Source_20_Text"><text:span text:style-name="T1">allowed</text:span></text:span> are <text:span text:style-name="Strong_20_Emphasis"><text:span text:style-name="T2">distinct</text:span></text:span>.</text:p>
        </text:list-item>
        <text:list-item>
          <text:p text:style-name="P6"><text:span text:style-name="Source_20_Text"><text:span text:style-name="T1">words[i]</text:span></text:span> and <text:span text:style-name="Source_20_Text"><text:span text:style-name="T1">allowed</text:span></text:span> contain only lowercase English letters.</text:p>
        </text:list-item>
      </text:list>
      <text:p text:style-name="Text_20_body"/>
      <text:h text:style-name="P1" text:outline-level="1">1684. Count the Number of Consistent Strings</text:h>
      <text:p text:style-name="Text_20_body">/*</text:p>
      <text:p text:style-name="Text_20_body"><text:s text:c="4"/>Time complexity: O(n+mk)</text:p>
      <text:p text:style-name="Text_20_body"><text:s text:c="4"/>Space complexity: O(26)=O(1)</text:p>
      <text:p text:style-name="Text_20_body">*/</text:p>
      <text:p text:style-name="Text_20_body">class Solution {</text:p>
      <text:p text:style-name="Text_20_body"><text:s text:c="4"/>public:</text:p>
      <text:p text:style-name="Text_20_body"><text:s text:c="8"/>int countConsistentStrings(std::string allowed, std::vector&lt;std::string&gt;&amp; words) {</text:p>
      <text:p text:style-name="Text_20_body"><text:s text:c="12"/>bool exist[26]={false};</text:p>
      <text:p text:style-name="Text_20_body"><text:s text:c="12"/>for(auto&amp; letter: allowed) exist[letter-'a']=true;</text:p>
      <text:p text:style-name="Text_20_body"/>
      <text:p text:style-name="Text_20_body"><text:s text:c="12"/>int ans=0;</text:p>
      <text:p text:style-name="Text_20_body"><text:s text:c="12"/>for(auto&amp; word: words){</text:p>
      <text:p text:style-name="Text_20_body"><text:s text:c="16"/>int i=0,k=word.size();</text:p>
      <text:p text:style-name="Text_20_body"><text:s text:c="16"/>while(i&lt;k&amp;&amp;exist[word[i]-'a']) i++;</text:p>
      <text:p text:style-name="Text_20_body"><text:s text:c="16"/>ans+=(i==k);</text:p>
      <text:p text:style-name="Text_20_body"><text:s text:c="12"/>}</text:p>
      <text:p text:style-name="Text_20_body"><text:s text:c="16"/></text:p>
      <text:p text:style-name="Text_20_body"><text:s text:c="12"/>return ans; </text:p>
      <text:p text:style-name="Text_20_body"><text:s text:c="8"/>}</text:p>
      <text:p text:style-name="Text_20_body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7:14:58.846319427</meta:creation-date>
    <dc:date>2024-09-12T07:20:01.237953853</dc:date>
    <meta:editing-duration>PT5M5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2" meta:paragraph-count="44" meta:word-count="192" meta:character-count="1503" meta:non-whitespace-character-count="1189"/>
  </office:meta>
</office:document-meta>
</file>